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759" officeooo:paragraph-rsid="000e2759"/>
    </style:style>
    <style:style style:name="P2" style:family="paragraph" style:parent-style-name="Standard">
      <style:text-properties officeooo:rsid="001013d2" officeooo:paragraph-rsid="001013d2"/>
    </style:style>
    <style:style style:name="P3" style:family="paragraph" style:parent-style-name="Standard">
      <style:text-properties officeooo:rsid="001053a2" officeooo:paragraph-rsid="001053a2"/>
    </style:style>
    <style:style style:name="P4" style:family="paragraph" style:parent-style-name="Standard">
      <style:text-properties officeooo:rsid="0010c922" officeooo:paragraph-rsid="0010c922"/>
    </style:style>
    <style:style style:name="P5" style:family="paragraph" style:parent-style-name="Standard">
      <style:text-properties officeooo:rsid="00125b0b" officeooo:paragraph-rsid="00125b0b"/>
    </style:style>
    <style:style style:name="P6" style:family="paragraph" style:parent-style-name="Standard">
      <style:text-properties officeooo:rsid="0013e757" officeooo:paragraph-rsid="0013e757"/>
    </style:style>
    <style:style style:name="P7" style:family="paragraph" style:parent-style-name="Standard">
      <style:text-properties officeooo:rsid="00157990" officeooo:paragraph-rsid="00157990"/>
    </style:style>
    <style:style style:name="P8" style:family="paragraph" style:parent-style-name="Standard">
      <style:text-properties officeooo:rsid="00174edc" officeooo:paragraph-rsid="00174edc"/>
    </style:style>
    <style:style style:name="P9" style:family="paragraph" style:parent-style-name="Standard">
      <style:text-properties officeooo:rsid="00192af0" officeooo:paragraph-rsid="00192af0"/>
    </style:style>
    <style:style style:name="P10" style:family="paragraph" style:parent-style-name="Standard">
      <style:text-properties officeooo:rsid="0019590c" officeooo:paragraph-rsid="0019590c"/>
    </style:style>
    <style:style style:name="T1" style:family="text">
      <style:text-properties officeooo:rsid="00174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AN</text:p>
      <text:p text:style-name="P1"/>
      <text:p text:style-name="P1">TP 1</text:p>
      <text:p text:style-name="P1"/>
      <text:p text:style-name="P2">Importations :</text:p>
      <text:p text:style-name="P2">%matplotlib inline</text:p>
      <text:p text:style-name="P2">import matplotlib.pyplot as plt</text:p>
      <text:p text:style-name="P2">import numpy as np</text:p>
      <text:p text:style-name="P2">import math</text:p>
      <text:p text:style-name="P4">(% matplotlib inline)</text:p>
      <text:p text:style-name="P2"/>
      <text:p text:style-name="P2">np.log → ln</text:p>
      <text:p text:style-name="P3">Boucles inversées : for i in reversed(range(2,k)):</text:p>
      <text:p text:style-name="P6">Négation dans une boucle : not (…)</text:p>
      <text:p text:style-name="P6"/>
      <text:p text:style-name="P6"/>
      <text:p text:style-name="P6"/>
      <text:p text:style-name="P7">TP ?</text:p>
      <text:p text:style-name="P7">npl.norm(df) : <text:span text:style-name="T1">pour calculer norme d’un vecteur</text:span></text:p>
      <text:p text:style-name="P8">npl.inv(Hf) : pour inverser une matrice</text:p>
      <text:p text:style-name="P9">np.dot(Hinv, df) : pour multiplier deux matrices</text:p>
      <text:p text:style-name="P9"/>
      <text:p text:style-name="P9"/>
      <text:p text:style-name="P10">TP 7</text:p>
      <text:p text:style-name="P10">xx =np.arange(xB[0],xB[n-1],0.01)</text:p>
      <text:p text:style-name="P3"/>
      <text:p text:style-name="P3"/>
      <text:p text:style-name="P3"/>
      <text:p text:style-name="P5">Pour le contrôle :</text:p>
      <text:p text:style-name="P5">- conditions arrêt recherche de min par méthode de gradient à pas fix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56:47.430379705</meta:creation-date>
    <dc:date>2018-01-09T17:17:49.876733398</dc:date>
    <meta:editing-duration>PT1H3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1" meta:character-count="480" meta:non-whitespace-character-count="418"/>
  </office:meta>
</office:document-meta>
</file>